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pse" svg:font-family="Cops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pse" officeooo:rsid="000d6b80" officeooo:paragraph-rsid="000d6b80"/>
    </style:style>
    <style:style style:name="P2" style:family="paragraph" style:parent-style-name="Standard">
      <style:text-properties style:font-name="Copse" officeooo:rsid="000e703c" officeooo:paragraph-rsid="000e703c"/>
    </style:style>
    <style:style style:name="P3" style:family="paragraph" style:parent-style-name="Standard">
      <style:text-properties style:font-name="Copse" officeooo:rsid="000f91ee" officeooo:paragraph-rsid="000f91ee"/>
    </style:style>
    <style:style style:name="P4" style:family="paragraph" style:parent-style-name="Standard">
      <style:text-properties style:font-name="Copse" officeooo:rsid="0010aece" officeooo:paragraph-rsid="0010aece"/>
    </style:style>
    <style:style style:name="P5" style:family="paragraph" style:parent-style-name="Standard">
      <style:text-properties style:font-name="Copse" officeooo:rsid="00114913" officeooo:paragraph-rsid="00114913"/>
    </style:style>
    <style:style style:name="P6" style:family="paragraph" style:parent-style-name="Standard">
      <style:text-properties style:font-name="Copse" officeooo:rsid="001363a0" officeooo:paragraph-rsid="001363a0"/>
    </style:style>
    <style:style style:name="P7" style:family="paragraph" style:parent-style-name="Standard">
      <style:text-properties style:font-name="Copse" officeooo:rsid="00137f46" officeooo:paragraph-rsid="00137f46"/>
    </style:style>
    <style:style style:name="P8" style:family="paragraph" style:parent-style-name="Standard">
      <style:text-properties style:font-name="Copse" officeooo:rsid="00146b82" officeooo:paragraph-rsid="00146b82"/>
    </style:style>
    <style:style style:name="P9" style:family="paragraph" style:parent-style-name="Standard">
      <style:text-properties style:font-name="Copse" officeooo:rsid="00146d0f" officeooo:paragraph-rsid="00146d0f"/>
    </style:style>
    <style:style style:name="P10" style:family="paragraph" style:parent-style-name="Standard">
      <style:text-properties style:font-name="Copse" officeooo:rsid="00185878" officeooo:paragraph-rsid="00185878"/>
    </style:style>
    <style:style style:name="P11" style:family="paragraph" style:parent-style-name="Standard">
      <style:paragraph-properties fo:text-align="center" style:justify-single-word="false"/>
      <style:text-properties style:font-name="Copse" fo:font-weight="bold" officeooo:rsid="000d6b80" officeooo:paragraph-rsid="000d6b80" style:font-weight-asian="bold" style:font-weight-complex="bold"/>
    </style:style>
    <style:style style:name="P12" style:family="paragraph" style:parent-style-name="Standard">
      <style:text-properties style:font-name="Copse" officeooo:rsid="001c54a5" officeooo:paragraph-rsid="001c54a5"/>
    </style:style>
    <style:style style:name="P13" style:family="paragraph" style:parent-style-name="Standard">
      <style:text-properties style:font-name="Copse" officeooo:rsid="001d7cdf" officeooo:paragraph-rsid="001d7cdf"/>
    </style:style>
    <style:style style:name="P14" style:family="paragraph" style:parent-style-name="Standard">
      <style:text-properties style:font-name="Copse" officeooo:rsid="001f63c5" officeooo:paragraph-rsid="001f63c5"/>
    </style:style>
    <style:style style:name="P15" style:family="paragraph" style:parent-style-name="Standard">
      <style:text-properties style:font-name="Copse" officeooo:rsid="0020babe" officeooo:paragraph-rsid="0020babe"/>
    </style:style>
    <style:style style:name="P16" style:family="paragraph" style:parent-style-name="Standard">
      <style:text-properties style:font-name="Copse" officeooo:rsid="00240a8e" officeooo:paragraph-rsid="00240a8e"/>
    </style:style>
    <style:style style:name="P17" style:family="paragraph" style:parent-style-name="Standard">
      <style:text-properties style:font-name="Copse" officeooo:rsid="00257207" officeooo:paragraph-rsid="00257207"/>
    </style:style>
    <style:style style:name="P18" style:family="paragraph" style:parent-style-name="Standard">
      <style:text-properties style:font-name="Copse" officeooo:rsid="00283bb9" officeooo:paragraph-rsid="00283bb9"/>
    </style:style>
    <style:style style:name="T1" style:family="text">
      <style:text-properties officeooo:rsid="0010aece"/>
    </style:style>
    <style:style style:name="T2" style:family="text">
      <style:text-properties officeooo:rsid="0013b772"/>
    </style:style>
    <style:style style:name="T3" style:family="text">
      <style:text-properties officeooo:rsid="00146d0f"/>
    </style:style>
    <style:style style:name="T4" style:family="text">
      <style:text-properties officeooo:rsid="0014bca7"/>
    </style:style>
    <style:style style:name="T5" style:family="text">
      <style:text-properties officeooo:rsid="001a406e"/>
    </style:style>
    <style:style style:name="T6" style:family="text">
      <style:text-properties officeooo:rsid="001bb08b"/>
    </style:style>
    <style:style style:name="T7" style:family="text">
      <style:text-properties officeooo:rsid="001ffbbd"/>
    </style:style>
    <style:style style:name="T8" style:family="text">
      <style:text-properties officeooo:rsid="00221dcb"/>
    </style:style>
    <style:style style:name="T9" style:family="text">
      <style:text-properties officeooo:rsid="00273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 big list of things to do in order to complete the game</text:p>
      <text:p text:style-name="P1"/>
      <text:p text:style-name="P1">Skeletal animation</text:p>
      <text:p text:style-name="P1">Audio system</text:p>
      <text:p text:style-name="P1">Deferred renderer</text:p>
      <text:p text:style-name="P2">Models <text:span text:style-name="T4">[C]</text:span></text:p>
      <text:p text:style-name="P2">Textures <text:span text:style-name="T4">[C]</text:span></text:p>
      <text:p text:style-name="P2">Foley <text:span text:style-name="T4">[C]</text:span></text:p>
      <text:p text:style-name="P2">Music <text:span text:style-name="T4">[C]</text:span></text:p>
      <text:p text:style-name="P2">Animations <text:span text:style-name="T7">[C]</text:span></text:p>
      <text:p text:style-name="P3">Resource <text:span text:style-name="T1">m</text:span>anager</text:p>
      <text:p text:style-name="P16">Level grid system</text:p>
      <text:p text:style-name="P4">Level editor</text:p>
      <text:p text:style-name="P4"><text:tab/><text:span text:style-name="T6">Triggers</text:span></text:p>
      <text:p text:style-name="P4"><text:span text:style-name="T6"><text:tab/>Spawn points</text:span></text:p>
      <text:p text:style-name="P5">Networking</text:p>
      <text:p text:style-name="P6">Menu system</text:p>
      <text:p text:style-name="P7">Coll<text:span text:style-name="T2">i</text:span>sion detection</text:p>
      <text:p text:style-name="P8">Dismemberment system <text:span text:style-name="T3">[C]</text:span></text:p>
      <text:p text:style-name="P10">Gamepad support <text:span text:style-name="T5">[C]</text:span></text:p>
      <text:p text:style-name="P12"><text:span text:style-name="T5">D</text:span>ay/night cycle [C]</text:p>
      <text:p text:style-name="P13">Game entity system</text:p>
      <text:p text:style-name="P14">High score system</text:p>
      <text:p text:style-name="P15">AI opponents <text:span text:style-name="T8">in multiplayer</text:span></text:p>
      <text:p text:style-name="P17"><text:span text:style-name="T8">F</text:span>ont system</text:p>
      <text:p text:style-name="P18">Multiplayer HUD</text:p>
      <text:p text:style-name="P8"/>
      <text:p text:style-name="P9">Key</text:p>
      <text:p text:style-name="P9">C = Candy, optional and does not contribute directly to the gameplay <text:span text:style-name="T9">or is not required to interpret the state of play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pse" svg:font-family="Cops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4T19:56:14.593000000</meta:creation-date>
    <dc:date>2013-08-04T20:07:53.984000000</dc:date>
    <meta:editing-duration>PT10M8S</meta:editing-duration>
    <meta:editing-cycles>30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27" meta:word-count="90" meta:character-count="537" meta:non-whitespace-character-count="472"/>
  </office:meta>
</office:document-meta>
</file>